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1000000119EE0E7A32396A8AC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bf837" officeooo:paragraph-rsid="002bf83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2c7bf5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2454f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a6be1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e3d8a" officeooo:paragraph-rsid="002e3d8a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0596a" officeooo:paragraph-rsid="0030596a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918f6" officeooo:paragraph-rsid="003918f6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fcf61" officeooo:paragraph-rsid="003fcf61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1262b" officeooo:paragraph-rsid="004169dd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d4114" officeooo:paragraph-rsid="004d4114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3907" officeooo:paragraph-rsid="004f3907"/>
    </style:style>
    <style:style style:name="P1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3907" officeooo:paragraph-rsid="00546777"/>
    </style:style>
    <style:style style:name="P1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59a37" officeooo:paragraph-rsid="00559a37"/>
    </style:style>
    <style:style style:name="P1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text-line-through-style="solid" style:text-line-through-type="single" officeooo:rsid="00559a37" officeooo:paragraph-rsid="00559a37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3a685" officeooo:paragraph-rsid="0043a685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3a685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69d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d525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97bb5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550db9" officeooo:paragraph-rsid="00550db9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550db9" officeooo:paragraph-rsid="005e1c0e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 fo:keep-with-next="always"/>
      <style:text-properties officeooo:rsid="004169dd" officeooo:paragraph-rsid="0043d113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style:page-number="auto" fo:background-color="transparent"/>
      <style:text-properties officeooo:rsid="0059d8db" officeooo:paragraph-rsid="005cb72c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fo:background-color="transparent"/>
      <style:text-properties officeooo:rsid="005ee5a3" officeooo:paragraph-rsid="005ee5a3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fo:background-color="transparent"/>
      <style:text-properties officeooo:rsid="005af6d8" officeooo:paragraph-rsid="005cb72c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28" style:family="paragraph" style:parent-style-name="Standard">
      <loext:graphic-properties draw:fill="none"/>
      <style:paragraph-properties fo:background-color="transparent"/>
      <style:text-properties officeooo:rsid="0031dc86" officeooo:paragraph-rsid="0032454f"/>
    </style:style>
    <style:style style:name="P29" style:family="paragraph" style:parent-style-name="Standard">
      <loext:graphic-properties draw:fill="none"/>
      <style:paragraph-properties fo:background-color="transparent"/>
      <style:text-properties officeooo:rsid="0031dc86" officeooo:paragraph-rsid="0031dc86"/>
    </style:style>
    <style:style style:name="P30" style:family="paragraph" style:parent-style-name="Standard">
      <style:text-properties officeooo:paragraph-rsid="0033dccf"/>
    </style:style>
    <style:style style:name="P31" style:family="paragraph" style:parent-style-name="Standard">
      <style:text-properties officeooo:rsid="0051ea49" officeooo:paragraph-rsid="0051ea49"/>
    </style:style>
    <style:style style:name="P32" style:family="paragraph" style:parent-style-name="Standard">
      <style:text-properties officeooo:rsid="0053327a" officeooo:paragraph-rsid="0053327a"/>
    </style:style>
    <style:style style:name="P33" style:family="paragraph" style:parent-style-name="Standard">
      <style:text-properties officeooo:rsid="00538552" officeooo:paragraph-rsid="00538552"/>
    </style:style>
    <style:style style:name="P34" style:family="paragraph" style:parent-style-name="Standard">
      <loext:graphic-properties draw:fill="none"/>
      <style:paragraph-properties fo:background-color="transparent"/>
      <style:text-properties style:font-name="Liberation Sans" fo:font-size="18.2000007629395pt" fo:font-weight="bold" officeooo:rsid="00546777" officeooo:paragraph-rsid="0032454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3fcf6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559a3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546777" officeooo:paragraph-rsid="0054677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8" style:family="paragraph" style:parent-style-name="Standard" style:list-style-name="L1">
      <loext:graphic-properties draw:fill="none"/>
      <style:paragraph-properties fo:background-color="transparent"/>
      <style:text-properties officeooo:rsid="0030596a" officeooo:paragraph-rsid="0030596a"/>
    </style:style>
    <style:style style:name="P39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2c7bf5"/>
    </style:style>
    <style:style style:name="P40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1dc86"/>
    </style:style>
    <style:style style:name="P41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2454f"/>
    </style:style>
    <style:style style:name="P42" style:family="paragraph" style:parent-style-name="Standard" style:list-style-name="L2">
      <loext:graphic-properties draw:fill="none"/>
      <style:paragraph-properties fo:background-color="transparent"/>
      <style:text-properties officeooo:rsid="00367092" officeooo:paragraph-rsid="00367092"/>
    </style:style>
    <style:style style:name="P43" style:family="paragraph" style:parent-style-name="Standard" style:list-style-name="L3">
      <loext:graphic-properties draw:fill="none"/>
      <style:paragraph-properties fo:background-color="transparent"/>
      <style:text-properties officeooo:rsid="00367092" officeooo:paragraph-rsid="002c7bf5"/>
    </style:style>
    <style:style style:name="P44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1dc86"/>
    </style:style>
    <style:style style:name="P45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2454f"/>
    </style:style>
    <style:style style:name="P46" style:family="paragraph" style:parent-style-name="Standard" style:list-style-name="L3">
      <loext:graphic-properties draw:fill="none"/>
      <style:paragraph-properties fo:background-color="transparent"/>
      <style:text-properties officeooo:rsid="0031dc86" officeooo:paragraph-rsid="003a6be1"/>
    </style:style>
    <style:style style:name="P47" style:family="paragraph" style:parent-style-name="Standard" style:list-style-name="L3">
      <loext:graphic-properties draw:fill="none"/>
      <style:paragraph-properties fo:background-color="transparent"/>
      <style:text-properties officeooo:rsid="002ed7de" officeooo:paragraph-rsid="003a6be1"/>
    </style:style>
    <style:style style:name="P48" style:family="paragraph" style:parent-style-name="Standard" style:list-style-name="L4">
      <loext:graphic-properties draw:fill="none"/>
      <style:paragraph-properties fo:background-color="transparent"/>
      <style:text-properties officeooo:rsid="0033dccf" officeooo:paragraph-rsid="0033dccf"/>
    </style:style>
    <style:style style:name="P49" style:family="paragraph" style:parent-style-name="Standard" style:list-style-name="L4">
      <loext:graphic-properties draw:fill="none"/>
      <style:paragraph-properties fo:background-color="transparent"/>
      <style:text-properties officeooo:rsid="0034d6ef" officeooo:paragraph-rsid="0034d6ef"/>
    </style:style>
    <style:style style:name="P50" style:family="paragraph" style:parent-style-name="Standard" style:list-style-name="L4">
      <loext:graphic-properties draw:fill="none"/>
      <style:paragraph-properties fo:background-color="transparent"/>
      <style:text-properties officeooo:rsid="003724e5" officeooo:paragraph-rsid="003724e5"/>
    </style:style>
    <style:style style:name="P5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paragraph-rsid="0068c65d"/>
    </style:style>
    <style:style style:name="P52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/>
      <style:text-properties officeooo:rsid="0023d766" officeooo:paragraph-rsid="00244362"/>
    </style:style>
    <style:style style:name="P53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2c7bf5"/>
    </style:style>
    <style:style style:name="P54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33dccf"/>
    </style:style>
    <style:style style:name="T1" style:family="text">
      <style:text-properties style:font-name="Liberation Sans" fo:font-size="18.2000007629395pt" fo:font-weight="bol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2" style:family="text">
      <style:text-properties style:font-name="Liberation Sans" fo:font-size="18.2000007629395pt" fo:font-weight="bold" officeooo:rsid="00244362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2c7bf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33dcc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5" style:family="text">
      <style:text-properties officeooo:rsid="002fa1a7"/>
    </style:style>
    <style:style style:name="T6" style:family="text">
      <style:text-properties officeooo:rsid="0031dc86"/>
    </style:style>
    <style:style style:name="T7" style:family="text">
      <style:text-properties officeooo:rsid="0032454f"/>
    </style:style>
    <style:style style:name="T8" style:family="text">
      <style:text-properties officeooo:rsid="0038c1ec"/>
    </style:style>
    <style:style style:name="T9" style:family="text">
      <style:text-properties officeooo:rsid="003a6be1"/>
    </style:style>
    <style:style style:name="T10" style:family="text">
      <style:text-properties officeooo:rsid="003e29e0"/>
    </style:style>
    <style:style style:name="T11" style:family="text">
      <style:text-properties officeooo:rsid="003ec6bc"/>
    </style:style>
    <style:style style:name="T12" style:family="text">
      <style:text-properties officeooo:rsid="0048aefe"/>
    </style:style>
    <style:style style:name="T13" style:family="text">
      <style:text-properties officeooo:rsid="004f3c9e"/>
    </style:style>
    <style:style style:name="T14" style:family="text">
      <style:text-properties officeooo:rsid="00559a37"/>
    </style:style>
    <style:style style:name="T15" style:family="text">
      <style:text-properties officeooo:rsid="0057e68e"/>
    </style:style>
    <style:style style:name="T16" style:family="text">
      <style:text-properties officeooo:rsid="005cb72c"/>
    </style:style>
    <style:style style:name="T17" style:family="text">
      <style:text-properties officeooo:rsid="0060afb2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615b4a"/>
    </style:style>
    <style:style style:name="T20" style:family="text">
      <style:text-properties officeooo:rsid="00651b7f"/>
    </style:style>
    <style:style style:name="T21" style:family="text">
      <style:text-properties officeooo:rsid="00671abd"/>
    </style:style>
    <style:style style:name="T22" style:family="text">
      <style:text-properties officeooo:rsid="00697c6a"/>
    </style:style>
    <style:style style:name="T23" style:family="text">
      <style:text-properties officeooo:rsid="002c7bf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Высота моей ноги, согнутой в колене — 65 см.</text:p>
      <text:p text:style-name="P33">Температура теплоносителя — 75 град.</text:p>
      <text:p text:style-name="P32"/>
      <text:p text:style-name="P35">Требования СП.</text:p>
      <text:p text:style-name="P20">4.4.3 Трубопроводы <text:span text:style-name="T13">канализации </text:span>не должны примыкать вплотную к поверхности строительных конструкций. Расстояние в свету между трубами и строительными конструкциями должно быть не менее 20 мм.</text:p>
      <text:p text:style-name="P9">5.3.2.4 Трубопроводы системы холодного водопровода (кроме тупиковых пожарных стояков), прокладываемые в каналах, шахтах, санитарно-технических кабинах, тоннелях, а также в помещениях с повышенной влажностью, для предотвращения конденсации влаги следует изолировать согласно СП 61.13330.</text:p>
      <text:p text:style-name="P10">5.3.3.6 Трубопроводы систем горячего водопровода (подающие и циркуляционные, кроме подводок к приборам) следует изолировать для защиты от потерь тепла согласно СП 61.13330.</text:p>
      <text:p text:style-name="P18">5.4.13 При совместной прокладке в каналах с трубопроводами, транспортирующими горячую воду или пар, сеть холодного водопровода необходимо размещать ниже этих трубопроводов с устройством теплоизоляции.</text:p>
      <text:p text:style-name="P18">5.4.14 Прокладку сетей внутреннего водопровода следует предусматривать с уклоном не менее 0,002.</text:p>
      <text:p text:style-name="P19">5.4.15 При стесненных условиях допускается прокладка сетей внутреннего водопровода с уклоном не менее 0,001.</text:p>
      <text:p text:style-name="P19">5.5.4 При проектировании сетей горячего водопровода следует предусматривать мероприятия по компенсации температурного изменения длины труб.</text:p>
      <text:p text:style-name="P16">7.1.5 Установку запорной арматуры на внутренних водопроводных сетях следует предусматривать:</text:p>
      <text:p text:style-name="P16">...</text:p>
      <text:p text:style-name="P17">на ответвлениях, питающих пять водоразборных точек и более;</text:p>
      <text:p text:style-name="P17">…</text:p>
      <text:p text:style-name="P17"/>
      <text:p text:style-name="P23">8.3.2 Участки канализационной сети следует прокладывать прямолинейно. Изменять направление прокладки и присоединять санитарно-технические приборы следует с помощью соединительных деталей (отводы прямые и косые, тройники и крестовины, муфты и др.). Изменять уклон прокладки на участке отводного (горизонтального) трубопровода не допускается.</text:p>
      <text:p text:style-name="P17">8.<text:span text:style-name="T12">3</text:span>.6 Применять прямые крестовины при расположении их в горизонтальной плоскости не допускается.</text:p>
      <text:p text:style-name="P17"/>
      <text:p text:style-name="P17">для горизонтальных и вертикальных участков трубопроводов диаметром 50 и 110 мм с обычными раструбными соединениями расстояние между неподвижными креплениями не должно превышать соответственно 1,6 м (для <draw:frame draw:style-name="fr1" draw:name="Изображение1" text:anchor-type="as-char" svg:width="0.45cm" svg:height="0.45cm" draw:z-index="0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=50 мм) и 2 м (для <draw:frame draw:style-name="fr1" draw:name="Изображение2" text:anchor-type="as-char" svg:width="0.45cm" svg:height="0.45cm" draw:z-index="1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=110 мм); расстояние между подвижными креплениями для горизонтальных трубопроводов должно составлять не более 10<draw:frame draw:style-name="fr1" draw:name="Изображение3" text:anchor-type="as-char" svg:width="0.45cm" svg:height="0.45cm" draw:z-index="2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, для вертикальных - не более 20<draw:frame draw:style-name="fr1" draw:name="Изображение4" text:anchor-type="as-char" svg:width="0.45cm" svg:height="0.45cm" draw:z-index="3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;</text:p>
      <text:p text:style-name="P17"/>
      <text:p text:style-name="P36"><text:span text:style-name="T14">Полипропилен</text:span>.</text:p>
      <text:p text:style-name="Standard"/>
      <text:p text:style-name="P27">Расстояние между опорами для ПП труб 20 мм, армированных стекловолокном: ХВ<text:span text:style-name="T15">С</text:span> - 90 см, ГВ<text:span text:style-name="T15">С</text:span> — 70 см.</text:p>
      <text:p text:style-name="P14">Использовать трубы и фитинги класса 2 для горячего водоснабжения.</text:p>
      <text:p text:style-name="P14"><text:soft-page-break/>Рабочее давление — не менее 6 атмосфер.</text:p>
      <text:p text:style-name="P14">Для горячего водопровода использовать KraftFaser S3,2 SDR7,4 и фитинги SDR6.</text:p>
      <text:p text:style-name="P14">Расстояние при параллельной прокладке горячего и холодного водоснабжения — не менее 100 мм. При пересечении — не менее 50 мм.</text:p>
      <text:p text:style-name="P15">Толщина теплоизоляционного слоя — ГВС — 16 мм, ХВС — 13 мм.<text:span text:style-name="T18"> </text:span><text:span text:style-name="T19">Пофиг, делаем изоляцию 6 мм.</text:span></text:p>
      <text:p text:style-name="P14">Теплоизоляция участков в стене — трубными оболочками с наружным полиэтиленовым покрытием.</text:p>
      <text:p text:style-name="P22">Рассчитать температурные удлинения и выполнить компенсационные изгибы при необходимости.</text:p>
      <text:h text:style-name="P52" text:outline-level="1"><text:span text:style-name="T2">Хотелки</text:span><text:span text:style-name="T1">.</text:span></text:h>
      <text:p text:style-name="P1"/>
      <text:p text:style-name="P2">После завершения работ по черновой сантехнике покрасить металлические трубы серебрянкой и замотать <text:span text:style-name="T8">все стояки </text:span>тепло<text:span text:style-name="T8">шумо</text:span>изоляцией, <text:span text:style-name="T8">в т.ч. канализационный.</text:span></text:p>
      <text:p text:style-name="P2">Вентили ставить с рычагом, а не с бабочкой.</text:p>
      <text:p text:style-name="P51"><text:span text:style-name="T23">Термостат на гигиенический душ (FAR 3950 12), обязательно обратные клапаны на подводы от коллектора; электромагнитный клапан НЗ, открывание от света в туалете, или по кнопке с отключением по времени, или по миниатюрному датчику движения (типа </text:span>HC-SR505<text:span text:style-name="T22">).</text:span></text:p>
      <text:p text:style-name="P6">Фильтр тонкой очистки для увлажнителя, <text:span text:style-name="T5">фильтр деионизации.</text:span></text:p>
      <text:p text:style-name="P8">Регулятор расхода на полотенцесушитель - ?</text:p>
      <text:p text:style-name="P6"/>
      <text:p text:style-name="P12">Вход канализации для стиралки — на высоте 50-60 см (для устранения сифонного эффекта)!!!</text:p>
      <text:p text:style-name="P12"/>
      <text:p text:style-name="P11">Обратный клапан-манжета на унитаз.</text:p>
      <text:p text:style-name="P6"/>
      <text:p text:style-name="P7">Обратные клапаны на канализацию:</text:p>
      <text:list xml:id="list1320377080146379588" text:style-name="L1">
        <text:list-item>
          <text:p text:style-name="P38">общий на вывод 50 мм;</text:p>
        </text:list-item>
        <text:list-item>
          <text:p text:style-name="P38">по одному на стиралку и посудомойку.</text:p>
        </text:list-item>
      </text:list>
      <text:h text:style-name="P53" text:outline-level="1"><text:span text:style-name="T3">Точки водоснабжения</text:span><text:span text:style-name="T1">.</text:span></text:h>
      <text:p text:style-name="Standard"/>
      <text:p text:style-name="P3">Холодная вода:</text:p>
      <text:list xml:id="list5610300280692838655" text:style-name="L2">
        <text:list-item>
          <text:p text:style-name="P39">унитаз;</text:p>
        </text:list-item>
        <text:list-item>
          <text:p text:style-name="P39">гигиенический душ;</text:p>
        </text:list-item>
        <text:list-item>
          <text:p text:style-name="P39">смеситель на раковине в туалете;</text:p>
        </text:list-item>
        <text:list-item>
          <text:p text:style-name="P42">нагреватель проточный — <text:span text:style-name="T11">не менее 6 кВт</text:span>;</text:p>
        </text:list-item>
        <text:list-item>
          <text:p text:style-name="P40">смеситель на <text:span text:style-name="T6">ванне;</text:span></text:p>
        </text:list-item>
        <text:list-item>
          <text:p text:style-name="P44">смеситель на раковине в ванной;</text:p>
        </text:list-item>
        <text:list-item>
          <text:p text:style-name="P44">смеситель на мойке в кухне;</text:p>
        </text:list-item>
      </text:list>
      <text:p text:style-name="P29"/>
      <text:p text:style-name="P5">Холодная вода <text:span text:style-name="T9">после фильтра деионизации</text:span>:</text:p>
      <text:list xml:id="list8990388309735280489" text:style-name="L3">
        <text:list-item>
          <text:p text:style-name="P43">установка увлажнения;</text:p>
        </text:list-item>
        <text:list-item>
          <text:p text:style-name="P47">стиральная машина;</text:p>
        </text:list-item>
        <text:list-item>
          <text:p text:style-name="P46">посудомоечная машина;</text:p>
        </text:list-item>
      </text:list>
      <text:list xml:id="list222739190163426" text:continue-list="list5610300280692838655" text:style-name="L2">
        <text:list-header>
          <text:p text:style-name="P39"/>
        </text:list-header>
      </text:list>
      <text:p text:style-name="P4"><text:span text:style-name="T7">Горячая</text:span> вода:</text:p>
      <text:list xml:id="list222738512850998" text:continue-numbering="true" text:style-name="L2">
        <text:list-item>
          <text:p text:style-name="P41">гигиенический душ;</text:p>
        </text:list-item>
        <text:list-item>
          <text:p text:style-name="P41"><text:soft-page-break/>смеситель на раковине в туалете;</text:p>
        </text:list-item>
        <text:list-item>
          <text:p text:style-name="P41">смеситель на <text:span text:style-name="T6">ванне;</text:span></text:p>
        </text:list-item>
        <text:list-item>
          <text:p text:style-name="P45">смеситель на раковине в ванной;</text:p>
        </text:list-item>
        <text:list-item>
          <text:p text:style-name="P45">смеситель на мойке в кухне.</text:p>
        </text:list-item>
      </text:list>
      <text:p text:style-name="P28"/>
      <text:h text:style-name="P54" text:outline-level="1"><text:span text:style-name="T3">Точки водо</text:span><text:span text:style-name="T4">отведения</text:span><text:span text:style-name="T1">.</text:span></text:h>
      <text:p text:style-name="P30"/>
      <text:list xml:id="list3038076200779070900" text:style-name="L4">
        <text:list-item>
          <text:p text:style-name="P48">раковина в туалете — <text:span text:style-name="T10">32 мм</text:span>;</text:p>
        </text:list-item>
        <text:list-item>
          <text:p text:style-name="P49">установка увлажнения;</text:p>
        </text:list-item>
        <text:list-item>
          <text:p text:style-name="P50">фильтры тонкой очистки - ?</text:p>
        </text:list-item>
        <text:list-item>
          <text:p text:style-name="P49">стиральная машина — <text:span text:style-name="T10">32 мм</text:span>;</text:p>
        </text:list-item>
        <text:list-item>
          <text:p text:style-name="P49">сушильная машина — <text:span text:style-name="T10">32 мм</text:span>;</text:p>
        </text:list-item>
        <text:list-item>
          <text:p text:style-name="P49">ванна — <text:span text:style-name="T10">50 мм</text:span>;</text:p>
        </text:list-item>
        <text:list-item>
          <text:p text:style-name="P49">раковина в ванной — <text:span text:style-name="T10">40 мм</text:span>;</text:p>
        </text:list-item>
        <text:list-item>
          <text:p text:style-name="P49">мойка на кухне — <text:span text:style-name="T10">40 или 50 мм</text:span>;</text:p>
        </text:list-item>
        <text:list-item>
          <text:p text:style-name="P49">посудомоечная машина — <text:span text:style-name="T10">32 мм</text:span>.</text:p>
        </text:list-item>
      </text:list>
      <text:p text:style-name="P34"/>
      <text:p text:style-name="P37">Указания по монтажу.</text:p>
      <text:p text:style-name="Text_20_body"/>
      <text:p text:style-name="P21">При монтаже полипропиленовых труб создать предварительное напряжение для компенсации температурных удлинений.</text:p>
      <text:p text:style-name="P24">При сборке <text:span text:style-name="T16">канализации </text:span>стыки дополнительно залить герметиком.</text:p>
      <text:p text:style-name="P26">Участки канализации, прокладываемые в штрабах, перед заделкой обернуть толью, пергамином или рубероидом в два слоя с обвязкой шпагатом или мягкой проволокой.</text:p>
      <text:p text:style-name="P25"><text:span text:style-name="T17">Штрабы</text:span> заделывать цементно-песчаной штукатуркой.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8-10-11T22:27:36.913101141</dc:date>
    <meta:editing-duration>PT9H38M18S</meta:editing-duration>
    <meta:editing-cycles>78</meta:editing-cycles>
    <meta:generator>LibreOffice/5.1.6.2$Linux_X86_64 LibreOffice_project/10m0$Build-2</meta:generator>
    <meta:document-statistic meta:table-count="0" meta:image-count="4" meta:object-count="0" meta:page-count="3" meta:paragraph-count="72" meta:word-count="660" meta:character-count="4805" meta:non-whitespace-character-count="4224"/>
  </office:meta>
</office:document-meta>
</file>